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SExtensionObjec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ExtensionObject.end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SExtensionObject.getExtension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ExtensionObject.characters( char [ ] data , int start , int length , PropertyList pList ,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SExtensionObject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ExtensionObject.processNode( String elementName , Locator locator , Attributes attlist , PropertyList property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SExtensionObject.AbstractPSExtensionObjec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ExtensionObject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